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monospace" svg:font-family="monospace"/>
    <style:font-face style:name="Lato Thin" svg:font-family="'Lato Thi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monospace" fo:font-size="10pt" officeooo:rsid="00104061" officeooo:paragraph-rsid="00104061" style:font-size-asian="10pt" style:font-size-complex="10pt"/>
    </style:style>
    <style:style style:name="P2" style:family="paragraph" style:parent-style-name="Standard">
      <style:paragraph-properties fo:text-align="justify" style:justify-single-word="false"/>
      <style:text-properties fo:font-size="10pt" officeooo:paragraph-rsid="00104061" style:font-size-asian="10pt" style:font-size-complex="10pt"/>
    </style:style>
    <style:style style:name="P3" style:family="paragraph" style:parent-style-name="Standard">
      <style:paragraph-properties fo:text-align="justify" style:justify-single-word="false"/>
      <style:text-properties style:font-name="monospace" fo:font-size="10pt" officeooo:rsid="002183b9" officeooo:paragraph-rsid="002183b9" style:font-size-asian="10pt" style:font-size-complex="10pt"/>
    </style:style>
    <style:style style:name="P4" style:family="paragraph" style:parent-style-name="Standard">
      <style:paragraph-properties fo:text-align="justify" style:justify-single-word="false"/>
      <style:text-properties style:font-name="monospace" fo:font-size="10pt" officeooo:rsid="0021dbca" officeooo:paragraph-rsid="0021dbca" style:font-size-asian="10pt" style:font-size-complex="10pt"/>
    </style:style>
    <style:style style:name="P5" style:family="paragraph" style:parent-style-name="Standard">
      <style:paragraph-properties fo:text-align="justify" style:justify-single-word="false"/>
      <style:text-properties style:font-name="monospace" fo:font-size="10pt" officeooo:rsid="002294e9" officeooo:paragraph-rsid="00265339" style:font-size-asian="10pt" style:font-size-complex="10pt"/>
    </style:style>
    <style:style style:name="P6" style:family="paragraph" style:parent-style-name="Standard">
      <style:paragraph-properties fo:text-align="justify" style:justify-single-word="false"/>
      <style:text-properties style:font-name="monospace" fo:font-size="10pt" officeooo:rsid="002294e9" officeooo:paragraph-rsid="002807e9" style:font-size-asian="10pt" style:font-size-complex="10pt"/>
    </style:style>
    <style:style style:name="P7" style:family="paragraph" style:parent-style-name="Standard">
      <style:paragraph-properties fo:text-align="justify" style:justify-single-word="false"/>
      <style:text-properties style:font-name="monospace" fo:font-size="10pt" officeooo:rsid="002294e9" officeooo:paragraph-rsid="00294fdc" style:font-size-asian="10pt" style:font-size-complex="10pt"/>
    </style:style>
    <style:style style:name="P8" style:family="paragraph" style:parent-style-name="Standard">
      <style:paragraph-properties fo:text-align="justify" style:justify-single-word="false"/>
      <style:text-properties style:font-name="monospace" fo:font-size="10pt" officeooo:rsid="002e2e81" officeooo:paragraph-rsid="002e2e81" style:font-size-asian="10pt" style:font-size-complex="10pt"/>
    </style:style>
    <style:style style:name="P9" style:family="paragraph" style:parent-style-name="Standard">
      <style:paragraph-properties fo:text-align="justify" style:justify-single-word="false"/>
      <style:text-properties style:font-name="monospace" fo:font-size="10pt" officeooo:rsid="002fbd4d" officeooo:paragraph-rsid="002fbd4d" style:font-size-asian="10pt" style:font-size-complex="10pt"/>
    </style:style>
    <style:style style:name="P10" style:family="paragraph" style:parent-style-name="Standard">
      <style:paragraph-properties fo:text-align="justify" style:justify-single-word="false"/>
      <style:text-properties officeooo:paragraph-rsid="0030cc37"/>
    </style:style>
    <style:style style:name="P11" style:family="paragraph" style:parent-style-name="Standard">
      <style:paragraph-properties fo:text-align="justify" style:justify-single-word="false"/>
      <style:text-properties officeooo:rsid="0030cc37" officeooo:paragraph-rsid="0030cc37"/>
    </style:style>
    <style:style style:name="P12" style:family="paragraph" style:parent-style-name="Standard">
      <style:paragraph-properties fo:text-align="justify" style:justify-single-word="false"/>
      <style:text-properties officeooo:rsid="0032eb12" officeooo:paragraph-rsid="0032eb12"/>
    </style:style>
    <style:style style:name="P13" style:family="paragraph" style:parent-style-name="Standard">
      <style:paragraph-properties fo:text-align="justify" style:justify-single-word="false"/>
      <style:text-properties officeooo:rsid="0034dc93" officeooo:paragraph-rsid="0034dc93"/>
    </style:style>
    <style:style style:name="T1" style:family="text">
      <style:text-properties style:font-name="monospace"/>
    </style:style>
    <style:style style:name="T2" style:family="text">
      <style:text-properties style:font-name="monospace" officeooo:rsid="00104061"/>
    </style:style>
    <style:style style:name="T3" style:family="text">
      <style:text-properties style:font-name="monospace" fo:font-size="10pt" style:font-size-asian="10pt" style:font-size-complex="10pt"/>
    </style:style>
    <style:style style:name="T4" style:family="text">
      <style:text-properties style:font-name="monospace" fo:font-size="10pt" officeooo:rsid="002fbd4d" style:font-size-asian="10pt" style:font-size-complex="10pt"/>
    </style:style>
    <style:style style:name="T5" style:family="text">
      <style:text-properties style:font-name="monospace" fo:font-size="10pt" officeooo:rsid="0030c84c" style:font-size-asian="10pt" style:font-size-complex="10pt"/>
    </style:style>
    <style:style style:name="T6" style:family="text">
      <style:text-properties style:font-name="monospace" fo:font-size="10pt" officeooo:rsid="0030cc37" style:font-size-asian="10pt" style:font-size-complex="10pt"/>
    </style:style>
    <style:style style:name="T7" style:family="text">
      <style:text-properties style:font-name="monospace" fo:font-size="10pt" officeooo:rsid="0032373f" style:font-size-asian="10pt" style:font-size-complex="10pt"/>
    </style:style>
    <style:style style:name="T8" style:family="text">
      <style:text-properties style:font-name="monospace" fo:font-size="10pt" officeooo:rsid="0032eb12" style:font-size-asian="10pt" style:font-size-complex="10pt"/>
    </style:style>
    <style:style style:name="T9" style:family="text">
      <style:text-properties style:font-name="monospace" fo:font-size="10pt" officeooo:rsid="00347fc4" style:font-size-asian="10pt" style:font-size-complex="10pt"/>
    </style:style>
    <style:style style:name="T10" style:family="text">
      <style:text-properties style:font-name="monospace" officeooo:rsid="0021593c"/>
    </style:style>
    <style:style style:name="T11" style:family="text">
      <style:text-properties officeooo:rsid="002294e9"/>
    </style:style>
    <style:style style:name="T12" style:family="text">
      <style:text-properties officeooo:rsid="0023945f"/>
    </style:style>
    <style:style style:name="T13" style:family="text">
      <style:text-properties officeooo:rsid="00265339"/>
    </style:style>
    <style:style style:name="T14" style:family="text">
      <style:text-properties officeooo:rsid="002807e9"/>
    </style:style>
    <style:style style:name="T15" style:family="text">
      <style:text-properties officeooo:rsid="002183b9"/>
    </style:style>
    <style:style style:name="T16" style:family="text">
      <style:text-properties officeooo:rsid="002c385a"/>
    </style:style>
    <style:style style:name="T17" style:family="text">
      <style:text-properties officeooo:rsid="002e2e81"/>
    </style:style>
    <style:style style:name="T18" style:family="text">
      <style:text-properties officeooo:rsid="002fbd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Implementační dokumentace k </text:span><text:span text:style-name="T10">2</text:span><text:span text:style-name="T1">. úloze do IPP 2020/202</text:span><text:span text:style-name="T2">1</text:span></text:p>
      <text:p text:style-name="P2"><text:span text:style-name="T1">Jméno a příjmení: </text:span><text:span text:style-name="T2">Ondřej Keprt</text:span></text:p>
      <text:p text:style-name="P2"><text:span text:style-name="T1">Login: </text:span><text:span text:style-name="T2">xkeprt03</text:span></text:p>
      <text:p text:style-name="P1"/>
      <text:p text:style-name="P3"><text:span text:style-name="T16">P</text:span>opis <text:span text:style-name="T11">souboru </text:span>interpret_<text:span text:style-name="T11">functions</text:span>.py:</text:p>
      <text:p text:style-name="P5">V tomto soub<text:span text:style-name="T12">o</text:span>ru nalezneme funkce, které kontrolují získaný argument, zda odpovídá požadavkům instrukce (zda je argumentem proměnná, konstanta nebo jíné).</text:p>
      <text:p text:style-name="P5"/>
      <text:p text:style-name="P5"><text:span text:style-name="T12">Funkce get_argument</text:span><text:span text:style-name="T18">()</text:span><text:span text:style-name="T12"> </text:span><text:span text:style-name="T13">je volána z konstruktoru objektů jednotlivých instrukcí. Jako parametry pozaduje XML reprezentaci instrukce, pořadí, který poziční argument chceme získat a jeho typ. Zde jsou voláný funkce is_TYP pro vykonání kontroly.</text:span></text:p>
      <text:p text:style-name="P5"/>
      <text:p text:style-name="P6"><text:span text:style-name="T13">Třída frame je místo, kde se budou ukládat námi definované proměnné. V konstruktoru se vytvoří pouze prázdný slovník a pomocí metod s ním pracujeme. Metody pro práci s proměnnými frámci pracují pouze s daným rámcem, proto je třeba tyto metody volat ze speciálních funkcí, které za nás rozhodnou, se kterým rámcem budeme pracovat </text:span><text:span text:style-name="T14">(def_var,get_var apod.)</text:span><text:span text:style-name="T13">. </text:span><text:span text:style-name="T17">Veškeré hodnoty uložené v proměnných jsou typu string!</text:span><text:span text:style-name="T13"> </text:span></text:p>
      <text:p text:style-name="P6"/>
      <text:p text:style-name="P7"><text:span text:style-name="T16">P</text:span><text:span text:style-name="T15">opis </text:span>souboru <text:span text:style-name="T15">interpret.py:</text:span></text:p>
      <text:p text:style-name="P8">Na začátku souboru definujeme globální proměnné, které jsou potřeba pro chod interpretu.</text:p>
      <text:p text:style-name="P8"/>
      <text:p text:style-name="P8">Funkce log_inside() byla využita převážně při laděníí programu, ale je využita v instrukci BREAK. Funkce vypíše aktuální stav globálních proměnných.</text:p>
      <text:p text:style-name="P8"/>
      <text:p text:style-name="P8">Funkce string_repair() převádí escape sekvence z XML souboru na znaky, které jsou reprezentovány v Python řetězci.</text:p>
      <text:p text:style-name="P8"/>
      <text:p text:style-name="P8">Následují funkce, které vybírají správný rámec, se kterým budeme pracovat, pokud budeme chtít manipulovat s proměnnými.</text:p>
      <text:p text:style-name="P8"/>
      <text:p text:style-name="P10"><text:span text:style-name="T6">Následují definice tříd pro dané instrukce. </text:span><text:span text:style-name="T4">Třídy pro jednotlivé instrukce dědí metody od třídy instruction. Svoje mají definované pouze konstruktor a run_instruction(), protože jsou specifické pro každou třídu. V konstruktoru objektu dané instrukce se vol</text:span><text:span text:style-name="T5">ají</text:span><text:span text:style-name="T4"> funkce </text:span><text:span text:style-name="T5">get_argument(), pro uložení argumentů do objektu. Také se odkaz na daný objekt uloží do pole instrukcí, ze kterého jsou následně instrukce prováděny. Výjimkou je konstruktor třídy label, který kontroluje, zda bylo zadané návěští </text:span><text:span text:style-name="T7">již </text:span><text:span text:style-name="T5">definováno, případně jej nadefinuje. </text:span><text:span text:style-name="T6">Funkce </text:span><text:span text:style-name="T4">run_instruction() </text:span><text:span text:style-name="T6">provede operace dané instrukce.</text:span></text:p>
      <text:p text:style-name="P10"><text:span text:style-name="T6"/></text:p>
      <text:p text:style-name="P11"><text:span text:style-name="T3">Poté v soubu</text:span><text:span text:style-name="T8">ru</text:span><text:span text:style-name="T3"> nalezneme zpraco</text:span><text:span text:style-name="T8">vání argumentů programu a přiřazení, odkud bude načítat zdrojový kód a vstupy programu.</text:span></text:p>
      <text:p text:style-name="P11"><text:span text:style-name="T8"/></text:p>
      <text:p text:style-name="P12"><text:span text:style-name="T3">Následují kontroly XML souboru a definice přepínače, podle kterého budeme vybírat danou instrukci.</text:span></text:p>
      <text:p text:style-name="P12"><text:span text:style-name="T3"/></text:p>
      <text:p text:style-name="P12"><text:span text:style-name="T3">Poté načítám jednotl</text:span><text:span text:style-name="T9">i</text:span><text:span text:style-name="T3">v</text:span><text:span text:style-name="T9">é</text:span><text:span text:style-name="T3"> XML reprezentace instrukcí, na základě přepínače vybírám </text:span></text:p>
      <text:p text:style-name="P12"><text:span text:style-name="T3">správnou instrukci provádím konstruktor dané instrukce. </text:span><text:span text:style-name="T9">Současně kontroluji, zda XML reprezentace obsahuje všechny potřebné atributy.</text:span></text:p>
      <text:p text:style-name="P12"><text:span text:style-name="T9"/></text:p>
      <text:p text:style-name="P13"><text:span text:style-name="T9">D</text:span><text:span text:style-name="T3">ostáváme se k cyklu, který vykonává instukce. Pokud pořadové číslo neobsahuje žádnou intrukci pokračuje se další instrukcí. Skoky jsou realizováný změnou pořadového čísla instr_walker v těle instrukce.</text:span></text:p>
      <text:p text:style-name="P12"><text:span text:style-name="T3"/></text:p>
      <text:p text:style-name="P10"><text:span text:style-name="T5"><text:s text:c="2"/></text:span></text:p>
      <text:p text:style-name="P8"/>
      <text:p text:style-name="P9"/>
      <text:p text:style-name="P8"/>
      <text:p text:style-name="P8"/>
      <text:p text:style-name="P8"/>
      <text:p text:style-name="P7"><text:soft-page-break/></text:p>
      <text:p text:style-name="P3"/>
      <text:p text:style-name="P4"/>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monospace" svg:font-family="monospace"/>
    <style:font-face style:name="Lato Thin" svg:font-family="'Lato Thi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7T22:57:32.798859275</meta:creation-date>
    <dc:date>2021-04-21T01:25:48.950660126</dc:date>
    <meta:editing-duration>PT2H25M16S</meta:editing-duration>
    <meta:editing-cycles>36</meta:editing-cycles>
    <meta:generator>LibreOffice/6.4.6.2$Linux_X86_64 LibreOffice_project/40$Build-2</meta:generator>
    <meta:document-statistic meta:table-count="0" meta:image-count="0" meta:object-count="0" meta:page-count="2" meta:paragraph-count="19" meta:word-count="362" meta:character-count="2660" meta:non-whitespace-character-count="2312"/>
  </office:meta>
</office:document-meta>
</file>